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etit Formal Script" svg:font-family="'Petit Formal 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Petit Formal Script"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P2" style:family="paragraph" style:parent-style-name="Preformatted_20_Text">
      <style:text-properties style:font-name="Petit Formal Script" fo:font-size="13pt" style:font-size-asian="13pt" style:font-size-complex="13pt"/>
    </style:style>
    <style:style style:name="P3" style:family="paragraph" style:parent-style-name="Preformatted_20_Text">
      <style:paragraph-properties fo:margin-top="0cm" fo:margin-bottom="0.499cm" loext:contextual-spacing="false"/>
      <style:text-properties style:font-name="Petit Formal Script" fo:font-size="13pt" style:font-size-asian="13pt" style:font-size-complex="13pt"/>
    </style:style>
    <style:style style:name="T1" style:family="text">
      <style:text-properties fo:font-size="20pt" style:font-size-asian="20pt" style:font-size-complex="20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style:style style:name="T4" style:family="text">
      <style:text-properties fo:font-size="20pt" fo:font-style="normal" fo:font-weight="bold" style:font-size-asian="20pt" style:font-style-asian="normal" style:font-weight-asian="bold" style:font-size-complex="20pt" style:font-style-complex="normal" style:font-weight-complex="bold"/>
    </style:style>
    <style:style style:name="T5" style:family="text">
      <style:text-properties fo:font-size="20pt"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6" style:family="text">
      <style:text-properties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7" style:family="text">
      <style:text-properties fo:font-size="20pt" fo:font-style="normal" style:text-underline-style="solid" style:text-underline-width="auto" style:text-underline-color="font-color" fo:font-weight="normal" officeooo:rsid="00091268" style:font-size-asian="20pt" style:font-style-asian="normal" style:font-weight-asian="normal" style:font-size-complex="20pt" style:font-style-complex="normal" style:font-weight-complex="normal"/>
    </style:style>
    <style:style style:name="T8" style:family="text">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size="13pt" style:font-size-asian="13pt" style:font-size-complex="13pt"/>
    </style:style>
    <style:style style:name="T15" style:family="text">
      <style:text-properties style:font-name="Petit Formal Script" fo:font-size="13pt" style:font-size-asian="13pt" style:font-size-complex="13pt"/>
    </style:style>
    <style:style style:name="T16" style:family="text">
      <style:text-properties style:font-name="Petit Formal Script" fo:font-size="20pt"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7" style:family="text">
      <style:text-properties style:font-name="Petit Formal Script" fo:font-size="20pt" fo:font-style="normal" style:text-underline-style="solid" style:text-underline-width="auto" style:text-underline-color="font-color" fo:font-weight="normal" officeooo:rsid="00091268" style:font-size-asian="20pt" style:font-style-asian="normal" style:font-weight-asian="normal" style:font-size-complex="2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tecture </text:p>
      <text:p text:style-name="P1"/>
      <text:p text:style-name="Preformatted_20_Text"><text:span text:style-name="T16">- </text:span><text:span text:style-name="T17">M</text:span><text:span text:style-name="T16">odel :</text:span> <text:span text:style-name="T15">une classe personnage qui regroupe le personnage principal et les ennemis avec leur point commun, une classe spécifique au personnage principal, une classe spécifique pour les ennemis, une classe pour les collisions des maps, une classe pour les armes regroupant l’arc et l’épée une classe pour chacun des armes, et une classe pour les objets dont le bouclier par exemple</text:span></text:p>
      <text:p text:style-name="Preformatted_20_Text"><text:span text:style-name="T15"/></text:p>
      <text:p text:style-name="P2"><text:span text:style-name="T8">- vue </text:span>: une classe pour le personnage lorsqu’il se déplace dans 4 direction (haut bas gauche droite) et son image associe, c’est pareil pour les ennemis et pour les maps (dans le cas des maps il n’y a pas de déplacement)</text:p>
      <text:p text:style-name="P2"/>
      <text:p text:style-name="P2"><text:span text:style-name="T9">- contrôleur :</text:span> <text:s/>c’est le contrôleur qui s’occupe du changement de map. Il fait apparaitre le personnage sur les maps avec des positions predefinits et les ennemis aussi</text:p>
      <text:p text:style-name="P2"/>
      <text:p text:style-name="P2"><text:span text:style-name="T9">- launch :</text:span> c’est la classe main qui lance le jeu.</text:p>
      <text:p text:style-name="P2"/>
      <text:p text:style-name="P3"><text:span text:style-name="T9">- ressources :</text:span> images de chaque map plus celles du personnages (haut bas gauche droite) et celle des ennemis, il y a aussi l’icône du jeu et les cœur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Petit Formal Script" svg:font-family="'Petit Formal Scrip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09:14:29.859194853</meta:creation-date>
    <dc:date>2018-06-19T09:17:05.221399616</dc:date>
    <meta:editing-duration>PT2M35S</meta:editing-duration>
    <meta:editing-cycles>1</meta:editing-cycles>
    <meta:document-statistic meta:table-count="0" meta:image-count="0" meta:object-count="0" meta:page-count="1" meta:paragraph-count="6" meta:word-count="174" meta:character-count="982" meta:non-whitespace-character-count="812"/>
    <meta:generator>LibreOffice/5.1.6.2$Linux_X86_64 LibreOffice_project/10m0$Build-2</meta:generator>
  </office:meta>
</office:document-meta>
</file>